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):</text:p>
            <text:p><text:s/>Outstanding += 1</text:p>
          </table:table-cell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1">if ACK &amp;&amp; packet ack number – 1 == last sent sequence number:</text:span></text:p>
            <text:p><text:span text:style-name="T1"><text:s/></text:span><text:span text:style-name="T1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Outstanding += 1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3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18T13:14:19</dc:date>
    <dc:creator>Randy Buck</dc:creator>
    <meta:editing-duration>PT82H06M01S</meta:editing-duration>
    <meta:editing-cycles>79</meta:editing-cycles>
    <meta:generator>OpenOffice.org/3.2$Unix OpenOffice.org_project/320m12$Build-9483</meta:generator>
    <meta:printed-by>Randy Buck</meta:printed-by>
    <meta:print-date>2011-04-08T16:19:53</meta:print-date>
    <meta:document-statistic meta:table-count="3" meta:cell-count="45" meta:object-count="0"/>
  </office:meta>
</office:document-meta>
</file>